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Зайцев ТД ИБ-321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Технологии Производственной Безопасности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473cm" svg:x="1.4cm" svg:y="0.206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https://photos.google.com/share/AF1QipNN38QEH2uA9jQUDVJRbROxPhy9teGznf0wdjaY186ir2hYNdq_ONyM-QIpS3FVpg?key=SGNCWTVMV2VjMVZqY0pxLWVOZ0xGak4zTzYtN013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473cm" svg:x="1.4cm" svg:y="0.206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https://photos.google.com/share/AF1QipNlTUoyVob7lrRO-qpncopQNh9Uxloz49N0x-VAIjvu_636PYWDWTMdWap6hD5AFg?key=SEM4VmdCd2gxZGk3RnB6SHZmb1l3YThWQWxpcVp3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473cm" svg:x="1.4cm" svg:y="0.206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473cm" svg:x="1.4cm" svg:y="0.206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473cm" svg:x="1.4cm" svg:y="0.206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473cm" svg:x="1.4cm" svg:y="0.206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473cm" svg:x="1.4cm" svg:y="0.206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473cm" svg:x="1.4cm" svg:y="0.206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473cm" svg:x="1.4cm" svg:y="0.206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7-10-20T23:41:18.137000000</meta:creation-date>
    <meta:generator>LibreOffice/6.4.5.2$Windows_x86 LibreOffice_project/a726b36747cf2001e06b58ad5db1aa3a9a1872d6</meta:generator>
    <dc:date>2022-05-21T11:48:34.474000000</dc:date>
    <meta:editing-duration>PT2M55S</meta:editing-duration>
    <meta:editing-cycles>1</meta:editing-cycles>
    <meta:document-statistic meta:object-count="61"/>
  </office:meta>
</office:document-meta>
</file>